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29836" officeooo:paragraph-rsid="00229836"/>
    </style:style>
    <style:style style:name="P2" style:family="paragraph" style:parent-style-name="Standard">
      <style:text-properties style:font-name="Liberation Mono" officeooo:rsid="001d7299" officeooo:paragraph-rsid="001d7299"/>
    </style:style>
    <style:style style:name="P3" style:family="paragraph" style:parent-style-name="Standard">
      <style:text-properties style:font-name="Liberation Mono" officeooo:rsid="0020f5ee" officeooo:paragraph-rsid="0020f5ee"/>
    </style:style>
    <style:style style:name="P4" style:family="paragraph" style:parent-style-name="Standard">
      <style:text-properties style:font-name="Liberation Mono" officeooo:rsid="00229836" officeooo:paragraph-rsid="00229836"/>
    </style:style>
    <style:style style:name="P5" style:family="paragraph" style:parent-style-name="Standard">
      <style:text-properties style:font-name="Liberation Mono" officeooo:rsid="001d7299" officeooo:paragraph-rsid="001d7299" fo:background-color="#ffb66c"/>
    </style:style>
    <style:style style:name="P6" style:family="paragraph" style:parent-style-name="Standard">
      <style:text-properties style:font-name="Liberation Mono" officeooo:rsid="00262df7" officeooo:paragraph-rsid="00262df7"/>
    </style:style>
    <style:style style:name="T1" style:family="text">
      <style:text-properties officeooo:rsid="001f1b9f"/>
    </style:style>
    <style:style style:name="T2" style:family="text">
      <style:text-properties officeooo:rsid="0020f5ee"/>
    </style:style>
    <style:style style:name="T3" style:family="text">
      <style:text-properties officeooo:rsid="0022983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0f5ee"/>
    </style:style>
    <style:style style:name="T6" style:family="text">
      <style:text-properties fo:background-color="#ff6d6d" loext:char-shading-value="0"/>
    </style:style>
    <style:style style:name="T7" style:family="text">
      <style:text-properties officeooo:rsid="0020f5ee" fo:background-color="#ff6d6d" loext:char-shading-value="0"/>
    </style:style>
    <style:style style:name="T8" style:family="text">
      <style:text-properties fo:background-color="#ff6d6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IPOS DE DATOS</text:p>
      <text:p text:style-name="P2"/>
      <text:p text:style-name="P2">Los tipos de datos simples <text:span text:style-name="T1">o estándar </text:span>son los que vienen definidos en el propio lenguaje. Sin embargo, yo puedo crearme mis propios tipos de datos. Estos tipos de datos se basan en los tipos simples.</text:p>
      <text:p text:style-name="P2"/>
      <text:p text:style-name="P2">Para crearlo hago lo siguiente:</text:p>
      <text:p text:style-name="P2"/>
      <text:p text:style-name="P2">TYPE r_nombre IS RECORD</text:p>
      <text:p text:style-name="P2">(</text:p>
      <text:p text:style-name="P2"><text:s text:c="2"/>nom char(40),</text:p>
      <text:p text:style-name="P2"><text:s text:c="2"/>apes char(50)</text:p>
      <text:p text:style-name="P2">);</text:p>
      <text:p text:style-name="P2"/>
      <text:p text:style-name="P2">Donde TYPE e IS RECORD son palabras reservadas y r_nombre es el nombre del tipo de dato que he creado.</text:p>
      <text:p text:style-name="P2"/>
      <text:p text:style-name="P2">Este tipo de datos solo existen en el bloque anónimo al que pertenece está sección de clave. Por tanto solo en ese bloque anónimo podremos usar esos tipos.</text:p>
      <text:p text:style-name="P2"/>
      <text:p text:style-name="P2">A partir de ahí yo puedo declarar variables del tipo que he creado de la siguiente forma:</text:p>
      <text:p text:style-name="P2"/>
      <text:p text:style-name="P2">v_nombre r_nombre;</text:p>
      <text:p text:style-name="P2"/>
      <text:p text:style-name="P2"><text:span text:style-name="T7">NOTA</text:span><text:span text:style-name="T2">: </text:span>Nunca podré usar una variable <text:span text:style-name="T4">sin </text:span><text:span text:style-name="T5">campos</text:span> de tipo registro en una select en la que use una asignación porque nunca serán del mismo tipo.</text:p>
      <text:p text:style-name="P2"/>
      <text:p text:style-name="P3"><text:span text:style-name="T8">NOTA</text:span>: aplicación de %rowtype→ crear una variable que no es de tipo estándar. <text:span text:style-name="T3">Ejemplo:</text:span></text:p>
      <text:p text:style-name="P3"/>
      <text:p text:style-name="P4"><text:tab/>v_gasto a.gas%rowtype; (Tiene la misma estructura que la tabla <text:tab/>gas)</text:p>
      <text:p text:style-name="P1"/>
      <text:p text:style-name="P6"><text:span text:style-name="T8">NOTA</text:span>: se puede usar una sentencia de asignación entre dos variables de tipo record siempre que sean del mismo tipo. Lo que no puedo hacer es comparar dos variables de tipo rec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0:28:26.448000000</meta:creation-date>
    <dc:date>2019-04-09T09:39:16.734000000</dc:date>
    <meta:editing-duration>PT31M7S</meta:editing-duration>
    <meta:editing-cycles>7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6" meta:word-count="203" meta:character-count="1138" meta:non-whitespace-character-count="945"/>
  </office:meta>
</office:document-meta>
</file>